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hosts</text:p>
          </table:table-cell>
          <table:table-cell office:value-type="string" calcext:value-type="string">
            <text:p>nhh</text:p>
          </table:table-cell>
          <table:table-cell office:value-type="string" calcext:value-type="string">
            <text:p>tablesize</text:p>
          </table:table-cell>
          <table:table-cell office:value-type="string" calcext:value-type="string">
            <text:p>numtables</text:p>
          </table:table-cell>
          <table:table-cell office:value-type="string" calcext:value-type="string">
            <text:p>acc1</text:p>
          </table:table-cell>
          <table:table-cell office:value-type="string" calcext:value-type="string">
            <text:p>acc2</text:p>
          </table:table-cell>
          <table:table-cell office:value-type="string" calcext:value-type="string">
            <text:p>acc3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([.E2] + [.F2] + [.G2])/3" office:value-type="float" office:value="0.766666666666667" calcext:value-type="float">
            <text:p>0.766666666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([.E3] + [.F3] + [.G3])/3" office:value-type="float" office:value="0.733333333333333" calcext:value-type="float">
            <text:p>0.733333333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E4] + [.F4] + [.G4])/3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([.E5] + [.F5] + [.G5])/3" office:value-type="float" office:value="0.833333333333333" calcext:value-type="float">
            <text:p>0.833333333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.6" calcext:value-type="float">
            <text:p>0.6</text:p>
          </table:table-cell>
          <table:table-cell table:style-name="ce1" table:formula="of:=([.E6] + [.F6] + [.G6])/3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([.E7] + [.F7] + [.G7])/3" office:value-type="float" office:value="0.766666666666667" calcext:value-type="float">
            <text:p>0.766666666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.9" calcext:value-type="float">
            <text:p>0.9</text:p>
          </table:table-cell>
          <table:table-cell table:style-name="ce1" table:formula="of:=([.E8] + [.F8] + [.G8])/3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" calcext:value-type="float">
            <text:p>0.6</text:p>
          </table:table-cell>
          <table:table-cell table:style-name="ce1" table:formula="of:=([.E9] + [.F9] + [.G9])/3" office:value-type="float" office:value="0.633333333333333" calcext:value-type="float">
            <text:p>0.633333333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([.E10] + [.F10] + [.G10])/3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formula="of:=([.E11] + [.F11] + [.G11])/3" office:value-type="float" office:value="0.833333333333333" calcext:value-type="float">
            <text:p>0.833333333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([.E12] + [.F12] + [.G12])/3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7" calcext:value-type="float">
            <text:p>0.7</text:p>
          </table:table-cell>
          <table:table-cell table:style-name="ce1" table:formula="of:=([.E13] + [.F13] + [.G13])/3" office:value-type="float" office:value="0.733333333333333" calcext:value-type="float">
            <text:p>0.7333333333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table:formula="of:=([.E14] + [.F14] + [.G14])/3" office:value-type="float" office:value="0.866666666666667" calcext:value-type="float">
            <text:p>0.866666666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([.E15] + [.F15] + [.G15])/3" office:value-type="float" office:value="0.466666666666667" calcext:value-type="float">
            <text:p>0.466666666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formula="of:=([.E16] + [.F16] + [.G16])/3" office:value-type="float" office:value="0.866666666666667" calcext:value-type="float">
            <text:p>0.866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([.E18] + [.F18] + [.G18])/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19] + [.F19] + [.G19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0] + [.F20] + [.G20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1] + [.F21] + [.G21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2] + [.F22] + [.G22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([.E23] + [.F23] + [.G23])/3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4] + [.F24] + [.G24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5] + [.F25] + [.G25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([.E26] + [.F26] + [.G26])/3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7] + [.F27] + [.G27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8] + [.F28] + [.G28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29] + [.F29] + [.G29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30] + [.F30] + [.G30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31] + [.F31] + [.G31])/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E32] + [.F32] + [.G32])/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00:12:36.362503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6:25.229086782</meta:creation-date>
    <dc:date>2017-12-05T10:32:10.934435161</dc:date>
    <meta:editing-duration>PT9H55M9S</meta:editing-duration>
    <meta:editing-cycles>5</meta:editing-cycles>
    <meta:generator>LibreOffice/5.1.6.2$Linux_X86_64 LibreOffice_project/10m0$Build-2</meta:generator>
    <meta:document-statistic meta:table-count="1" meta:cell-count="212" meta:object-count="0"/>
  </office:meta>
</office:document-meta>
</file>